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Configuration.getValueAsFloat( floa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Double( String name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Boolean( String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Child( String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Float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Long( lo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Integer( in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Float( String arg0 , floa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Boolea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Dou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Integer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( String arg0 , Stri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Children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Long( String arg0 , long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ChainedConfiguration( Configuration wrapped , ChainedConfigura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Configurat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Child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Lo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AttributeAsInteger( String arg0 , in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Boolean( boolean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Doubl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ValueAs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Configuratio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